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1744in" svg:height="6.2854in" svg:x="0.226in" svg:y="42.6846in">
            <draw:object draw:notify-on-update-of-ranges="Sheet1.A1:Sheet1.A1 Sheet1.A2:Sheet1.A257 Sheet1.B1:Sheet1.B1 Sheet1.B2:Sheet1.B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ADC 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3" calcext:value-type="float">
            <text:p>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14:40:58.176983300</meta:creation-date>
    <dc:date>2025-09-19T15:14:04.902961700</dc:date>
    <meta:editing-duration>PT22M52S</meta:editing-duration>
    <meta:editing-cycles>2</meta:editing-cycles>
    <meta:generator>LibreOffice/25.8.1.1$Windows_AARCH64 LibreOffice_project/54047653041915e595ad4e45cccea684809c77b5</meta:generator>
    <meta:document-statistic meta:table-count="1" meta:cell-count="51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3pt" style:font-size-asian="13pt" style:font-size-complex="13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5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family="'Liberation Serif'" style:font-family-generic="roman" fo:font-size="16pt" style:letter-kerning="false" style:font-family-asian="'Segoe UI'" style:font-size-asian="10pt" style:font-family-complex="Tahoma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28.384cm" svg:height="15.966cm" xlink:href=".." xlink:type="simple" chart:class="chart:scatter" chart:style-name="ch1">
        <chart:title svg:x="7.85cm" svg:y="0.454cm" chart:style-name="ch2">
          <text:p><text:span text:style-name="T1">LM61 temperature sensor responding to being touched</text:span></text:p>
        </chart:title>
        <chart:subtitle svg:x="11.062cm" svg:y="1.589cm" chart:style-name="ch3">
          <text:p><text:span text:style-name="T2"> (256 samples@ Tsample=100ms) </text:span></text:p>
        </chart:subtitle>
        <chart:plot-area chart:style-name="ch4" svg:x="1.565cm" svg:y="2.709cm" svg:width="26.252cm" svg:height="11.97cm">
          <chart:coordinate-region svg:x="2.412cm" svg:y="2.908cm" svg:width="25.405cm" svg:height="11.124cm"/>
          <chart:axis chart:dimension="x" chart:name="primary-x" chart:style-name="ch5">
            <chart:title svg:x="14.095cm" svg:y="14.999cm" chart:style-name="ch2">
              <text:p><text:span text:style-name="T3">Sample</text:span></text:p>
            </chart:title>
            <chart:grid chart:style-name="ch6" chart:class="major"/>
          </chart:axis>
          <chart:axis chart:dimension="y" chart:name="primary-y" chart:style-name="ch7">
            <chart:title svg:x="0.451cm" svg:y="9.537cm" chart:style-name="ch8">
              <text:p><text:span text:style-name="T3">ADC Value</text:span></text:p>
            </chart:title>
            <chart:grid chart:style-name="ch6" chart:class="major"/>
          </chart:axis>
          <chart:series chart:style-name="ch9" chart:values-cell-range-address="Sheet1.B2:Sheet1.B257" chart:label-cell-address="Sheet1.B1:Sheet1.B1" chart:class="chart:scatter">
            <chart:domain table:cell-range-address="Sheet1.A2:Sheet1.A257"/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 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57</svg:desc>
                </draw:g>
              </table:table-cell>
              <table:table-cell office:value-type="float" office:value="179">
                <text:p>179</text:p>
                <draw:g>
                  <svg:desc>Sheet1.B2:Sheet1.B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83">
                <text:p>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1.1$Windows_AARCH64 LibreOffice_project/54047653041915e595ad4e45cccea684809c77b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